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 table:number-rows-repeated="10482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13:26:44.964287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14:18:07.849882667</dc:date>
    <meta:editing-duration>P9DT16H10M36S</meta:editing-duration>
    <meta:editing-cycles>185</meta:editing-cycles>
    <meta:document-statistic meta:table-count="5" meta:cell-count="3340" meta:object-count="0"/>
  </office:meta>
</office:document-meta>
</file>